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A7E401183FD20C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rsid="001ee474" officeooo:paragraph-rsid="001ee474"/>
    </style:style>
    <style:style style:name="P13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4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2818bb" officeooo:paragraph-rsid="002818bb"/>
    </style:style>
    <style:style style:name="P1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9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able_20_Contents">
      <style:text-properties fo:font-weight="bold" officeooo:rsid="0040ee03" officeooo:paragraph-rsid="0040ee03" style:font-weight-asian="bold" style:font-weight-complex="bold"/>
    </style:style>
    <style:style style:name="P22" style:family="paragraph" style:parent-style-name="Table_20_Contents">
      <style:text-properties officeooo:rsid="0040ee03" officeooo:paragraph-rsid="0040ee03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4" style:family="paragraph" style:parent-style-name="Standard" style:list-style-name="L1">
      <style:text-properties officeooo:rsid="0027fb88" officeooo:paragraph-rsid="0027fb88"/>
    </style:style>
    <style:style style:name="P25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fd18d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25bcf3"/>
    </style:style>
    <style:style style:name="T19" style:family="text">
      <style:text-properties officeooo:rsid="0024f72b"/>
    </style:style>
    <style:style style:name="T20" style:family="text">
      <style:text-properties officeooo:rsid="00397f25"/>
    </style:style>
    <style:style style:name="T21" style:family="text">
      <style:text-properties officeooo:rsid="003ef141"/>
    </style:style>
    <style:style style:name="T22" style:family="text">
      <style:text-properties officeooo:rsid="003fb81c"/>
    </style:style>
    <style:style style:name="T23" style:family="text">
      <style:text-properties officeooo:rsid="0040ee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. zn. <text:span text:style-name="T17">#5722, #4556</text:span></text:p>
      <text:p text:style-name="P18">Dodatek č. <text:span text:style-name="T23">2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3"><text:span text:style-name="T8">Česká pirátská strana, </text:span>organizační složka: <text:span text:style-name="T14">Personální odbor</text:span></text:p>
            <text:p text:style-name="P13">z<text:span text:style-name="T12">a</text:span>st<text:span text:style-name="T12">o</text:span>up<text:span text:style-name="T12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4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3">kontakt: <text:span text:style-name="T16">Barbora Hradečná <text:s text:c="4"/></text:span>e-mail: <text:span text:style-name="T16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8"><text:span text:style-name="T8">Dodavatel</text:span><text:span text:style-name="T9">:</text:span></text:p>
          </table:table-cell>
          <table:table-cell table:style-name="Tabulka1.A1" office:value-type="string">
            <text:p text:style-name="P15"><text:span text:style-name="T12">Jméno</text:span>: Jakub Zítko</text:p>
            <text:p text:style-name="P16"><text:span text:style-name="T18">ročník</text:span>: <text:span text:style-name="T19">1995</text:span> <text:s text:c="3"/><text:span text:style-name="T13">bydliště: Náchod</text:span></text:p>
          </table:table-cell>
        </table:table-row>
        <table:table-row table:style-name="Tabulka1.3">
          <table:table-cell table:style-name="Tabulka1.A1" office:value-type="string">
            <text:list xml:id="list1322597044884334057" text:style-name="L1">
              <text:list-header>
                <text:p text:style-name="P23">Důvod dodatku:</text:p>
              </text:list-header>
            </text:list>
          </table:table-cell>
          <table:table-cell table:style-name="Tabulka1.B3" office:value-type="string">
            <text:list xml:id="list142344577500421" text:continue-numbering="true" text:style-name="L1">
              <text:list-item>
                <text:p text:style-name="P24">Změna <text:span text:style-name="T23">Termínu provedení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8"><text:span text:style-name="T8">Smluvní typ</text:span>:</text:p>
          </table:table-cell>
          <table:table-cell table:style-name="Tabulka1.A1" office:value-type="string">
            <text:p text:style-name="P17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2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<text:span text:style-name="T21">9 00</text:span> Kč měsíčně </text:p>
            <text:p text:style-name="P9">• úkolová odměna: až <text:span text:style-name="T20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P21">Termín provedení:</text:p>
          </table:table-cell>
          <table:table-cell table:style-name="Tabulka1.A1" office:value-type="string">
            <text:p text:style-name="P22">Do 31-12-2017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9">V <text:span text:style-name="T14">Praze</text:span> dne <text:span text:style-name="T15">01.08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22">Jakub Zítko</text:span></text:p>
      <text:p text:style-name="P7"/>
      <text:p text:style-name="P7"/>
      <text:p text:style-name="P6">……………................<text:tab/><text:tab/>….......………….........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70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A7E401183FD20CC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4:23:42.785153326</dc:date>
    <meta:editing-cycles>120</meta:editing-cycles>
    <meta:editing-duration>P24DT18H1M5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82" meta:character-count="1310" meta:non-whitespace-character-count="1144"/>
    <meta:user-defined meta:name="Informace 1"/>
    <meta:user-defined meta:name="Informace 2"/>
    <meta:user-defined meta:name="Informace 3"/>
    <meta:user-defined meta:name="Informace 4"/>
  </office:meta>
</office:document-meta>
</file>